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deutsch-german"/>Deutsch / German<text:bookmark-end text:name="deutsch-germ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Ring (translated)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dieren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Amplitude (translated)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beliebig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Fläche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arithmetisch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assoziativ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Annahme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Durchschnitt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Axiom (translated)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bijektiv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koeffizient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gebunde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abgeschlossen (Menge)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Koeffizient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Spalte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kommutativ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Komplement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komplexe Zahl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Widerspruch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Korollar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Kurve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zimalzah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efinition (translated)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 (translated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gleichung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Länge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Grenzwert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inear (translated)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oka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us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Logik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x (translated)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Mittelwert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aß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Median (translated)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Betrag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multiplizieren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Natürliche Zah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v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te Wurzel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injektiv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offen (Menge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Primzahl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Produkt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Beweis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ationale Zah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eelle Zah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rekursiv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Wurzel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Quadratzahl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Quadratwurzel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Teilmenge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Teilraum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suffizient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umme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surjektiv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symmetrisch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Vek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Volumen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